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pm1">
      <style:header>
        <text:p text:style-name="P1"><text:text-input text:description="">company.header or removeParentNode('p')</text:text-input></text:p>
        <text:p text:style-name="Header"><text:text-input text:description="">company.partner.name</text:text-input></text:p>
        <text:p text:style-name="Header"><text:text-input text:description="">company.partner.addresses and company.partner.addresses[0].street or removeParentNode('p')</text:text-input></text:p>
        <text:p text:style-name="Header"><text:text-input text:description="">company.partner.addresses and company.partner.addresses[0].streetbis or removeParentNode('p')</text:text-input></text:p>
        <text:p text:style-name="Header"><text:text-input text:description="">company.partner.addresses and ((company.partner.addresses[0].zip or '') + (company.partner.addresses[0].city and (' ' + company.partner.addresses[0].city))) or removeParentNode('p')</text:text-input></text:p>
        <text:p text:style-name="Header"><text:text-input text:description="">company.partner.addresses and company.partner.addresses[0].country and company.partner.addresses[0].country.name or removeParentNode('p')</text:text-input></text:p>
        <text:p text:style-name="Header">Phone: <text:text-input text:description="">company.partner.addresses and company.partner.addresses[0].phone or removeParentNode('p')</text:text-input></text:p>
        <text:p text:style-name="Header">Email: <text:text-input text:description="">company.partner.addresses and company.partner.addresses[0].email or removeParentNode('p')</text:text-input></text:p>
      </style:header>
      <style:footer>
        <text:p text:style-name="P2"><text:text-input text:description="">company.footer or removeParentNode('p')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8-04-14T16:21:34</meta:creation-date>
    <dc:date>2008-04-14T17:34:00</dc:date>
    <meta:editing-cycles>15</meta:editing-cycles>
    <meta:editing-duration>PT30M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2" meta:character-count="23"/>
  </office:meta>
</office:document-meta>
</file>